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346cm" fo:margin-left="-0.014cm" fo:margin-top="0cm" fo:margin-bottom="0cm" table:align="left" style:writing-mode="lr-tb"/>
    </style:style>
    <style:style style:name="Table1.A" style:family="table-column">
      <style:table-column-properties style:column-width="1.085cm"/>
    </style:style>
    <style:style style:name="Table1.B" style:family="table-column">
      <style:table-column-properties style:column-width="2.563cm"/>
    </style:style>
    <style:style style:name="Table1.C" style:family="table-column">
      <style:table-column-properties style:column-width="11.69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176cm" fo:border="1pt solid #000000">
        <style:background-image/>
      </style:table-cell-properties>
    </style:style>
    <style:style style:name="Table1.B1" style:family="table-cell">
      <style:table-cell-properties fo:background-color="transparent" fo:padding="0.176cm" fo:border-left="0.75pt solid #000000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fo:background-color="transparent" fo:padding="0.176cm" fo:border-left="1pt solid #000000" fo:border-right="1pt solid #000000" fo:border-top="0.75pt solid #000000" fo:border-bottom="1pt solid #000000">
        <style:background-image/>
      </style:table-cell-properties>
    </style:style>
    <style:style style:name="Table1.B2" style:family="table-cell">
      <style:table-cell-properties fo:background-color="transparent" fo:padding="0.176cm" fo:border-left="0.75pt solid #000000" fo:border-right="1pt solid #000000" fo:border-top="0.75pt solid #000000" fo:border-bottom="1pt solid #000000">
        <style:background-image/>
      </style:table-cell-properties>
    </style:style>
    <style:style style:name="Table1.10" style:family="table-row">
      <style:table-row-properties style:min-row-height="0.882cm" fo:keep-together="auto"/>
    </style:style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List_20_Paragraph" style:list-style-name="WWNum1">
      <style:paragraph-properties fo:margin-top="0.035cm" fo:margin-bottom="0.035cm" loext:contextual-spacing="true" fo:text-align="justify" style:justify-single-word="false"/>
      <style:text-properties fo:color="#4a442a" style:font-name="Times New Roman" style:font-name-asian="Arial" style:language-asian="ru" style:country-asian="RU" style:font-name-complex="Times New Roman1"/>
    </style:style>
    <style:style style:name="P4" style:family="paragraph" style:parent-style-name="Standard" style:list-style-name="" style:master-page-name="Standard">
      <style:paragraph-properties fo:margin-left="0.776cm" fo:margin-right="0cm" fo:margin-top="0.353cm" fo:margin-bottom="0cm" loext:contextual-spacing="false" fo:text-align="center" style:justify-single-word="false" fo:text-indent="0cm" style:auto-text-indent="false" style:page-number="auto"/>
      <style:text-properties fo:color="#4a442a" style:font-name="Times New Roman" fo:font-size="23pt" style:text-underline-style="solid" style:text-underline-width="auto" style:text-underline-color="font-color" fo:font-weight="bold" style:font-name-asian="Calibri1" style:font-size-asian="23pt" style:language-asian="ru" style:country-asian="RU" style:font-weight-asian="bold" style:font-name-complex="Times New Roman1" style:font-size-complex="23pt"/>
    </style:style>
    <style:style style:name="P5" style:family="paragraph" style:parent-style-name="Standard" style:list-style-name="">
      <style:paragraph-properties fo:margin-left="0.776cm" fo:margin-right="0cm" fo:margin-top="0.318cm" fo:margin-bottom="0.106cm" loext:contextual-spacing="false" fo:text-indent="0cm" style:auto-text-indent="false"/>
    </style:style>
    <style:style style:name="P6" style:family="paragraph" style:parent-style-name="Standard" style:list-style-name="">
      <style:paragraph-properties fo:margin-left="0.776cm" fo:margin-right="0cm" fo:margin-top="0.318cm" fo:margin-bottom="0.106cm" loext:contextual-spacing="false" fo:text-indent="0cm" style:auto-text-indent="false"/>
      <style:text-properties fo:color="#4a442a" style:font-name="Times New Roman" fo:font-size="17pt" fo:font-weight="bold" style:font-name-asian="Calibri1" style:font-size-asian="17pt" style:language-asian="ru" style:country-asian="RU" style:font-weight-asian="bold" style:font-name-complex="Times New Roman1" style:font-size-complex="17pt"/>
    </style:style>
    <style:style style:name="P7" style:family="paragraph" style:parent-style-name="Standard" style:list-style-name="WWNum1">
      <style:paragraph-properties fo:margin-top="0.035cm" fo:margin-bottom="0.035cm" loext:contextual-spacing="true" fo:text-align="justify" style:justify-single-word="false"/>
      <style:text-properties fo:color="#4a442a" style:font-name="Times New Roman" style:font-name-asian="Arial" style:language-asian="ru" style:country-asian="RU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635cm" style:auto-text-indent="false"/>
      <style:text-properties fo:color="#4a442a" style:font-name="Times New Roman" style:font-name-asian="Arial" style:language-asian="ru" style:country-asian="RU" style:font-name-complex="Times New Roman1"/>
    </style:style>
    <style:style style:name="P9" style:family="paragraph" style:parent-style-name="Standard">
      <style:paragraph-properties fo:margin-top="0cm" fo:margin-bottom="0cm" loext:contextual-spacing="false"/>
      <style:text-properties fo:color="#4a442a" style:font-name="Times New Roman" style:font-name-asian="Arial" style:language-asian="ru" style:country-asian="RU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4a442a" style:font-name="Times New Roman" style:font-name-asian="Arial" style:language-asian="ru" style:country-asian="RU" style:font-name-complex="Times New Roman1"/>
    </style:style>
    <style:style style:name="P11" style:family="paragraph" style:parent-style-name="Standard">
      <style:paragraph-properties fo:margin-top="0cm" fo:margin-bottom="0cm" loext:contextual-spacing="false"/>
      <style:text-properties fo:color="#4a442a" style:font-name="Times New Roman" fo:font-weight="bold" style:font-name-asian="Arial" style:language-asian="ru" style:country-asian="RU" style:font-weight-asian="bold" style:font-name-complex="Times New Roman1"/>
    </style:style>
    <style:style style:name="T1" style:family="text">
      <style:text-properties fo:color="#4a442a" style:font-name="Times New Roman" fo:font-size="17pt" fo:font-weight="bold" style:font-name-asian="Calibri1" style:font-size-asian="17pt" style:language-asian="ru" style:country-asian="RU" style:font-weight-asian="bold" style:font-name-complex="Times New Roman1" style:font-size-complex="17pt"/>
    </style:style>
    <style:style style:name="T2" style:family="text">
      <style:text-properties fo:color="#4a442a" style:font-name="Times New Roman" style:font-name-asian="Arial" style:language-asian="ru" style:country-asian="RU" style:font-name-complex="Times New Roman1"/>
    </style:style>
    <style:style style:name="T3" style:family="text">
      <style:text-properties fo:color="#4a442a" style:font-name="Times New Roman" fo:font-size="7pt" style:font-name-asian="Times New Roman1" style:font-size-asian="7pt" style:language-asian="ru" style:country-asian="RU" style:font-name-complex="Times New Roman1" style:font-size-complex="7pt"/>
    </style:style>
    <style:style style:name="T4" style:family="text">
      <style:text-properties fo:color="#4a442a" style:font-name="Times New Roman" fo:font-weight="bold" style:font-name-asian="Arial" style:language-asian="ru" style:country-asian="RU" style:font-weight-asian="bold" style:font-name-complex="Times New Roman1"/>
    </style:style>
    <style:style style:name="T5" style:family="text">
      <style:text-properties fo:color="#4a442a" style:font-name="Times New Roman" fo:language="en" fo:country="US" style:font-name-asian="Arial" style:language-asian="ru" style:country-asian="RU" style:font-name-complex="Times New Roman1"/>
    </style:style>
    <style:style style:name="T6" style:family="text">
      <style:text-properties fo:color="#4a442a" style:font-name="Times New Roman" fo:font-style="italic" fo:font-weight="bold" style:font-name-asian="Arial" style:language-asian="ru" style:country-asian="RU" style:font-style-asian="italic" style:font-weight-asian="bold" style:font-name-complex="Times New Roman1"/>
    </style:style>
    <style:style style:name="T7" style:family="text">
      <style:text-properties fo:color="#4a442a" style:font-name="Times New Roman" fo:font-style="italic" style:font-name-asian="Arial" style:language-asian="ru" style:country-asian="RU" style:font-style-asian="italic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Оформление текста работы</text:h>
      <text:h text:style-name="P6" text:outline-level="2"><text:bookmark text:name="_qxxbmaq7jhov"/>Структура работы</text:h>
      <text:list xml:id="list4176485814" text:style-name="WWNum1">
        <text:list-item>
          <text:p text:style-name="P7">Титульный лист - не нумеруется<text:bookmark text:name="_GoBack"/></text:p>
        </text:list-item>
        <text:list-item>
          <text:p text:style-name="P7">Аннотации на русском и английском языке (примерно по 150 слов) – не нумеруется </text:p>
        </text:list-item>
        <text:list-item>
          <text:p text:style-name="P7">Содержание.</text:p>
        </text:list-item>
        <text:list-item>
          <text:p text:style-name="P7">Введение.</text:p>
        </text:list-item>
      </text:list>
      <text:p text:style-name="P8">Тема работы, объект, предмет и методы исследований, краткое обоснование актуальности и значимости, цель и основные задачи, основной результат, структура работы.</text:p>
      <text:list xml:id="list150213876103067" text:continue-numbering="true" text:style-name="WWNum1">
        <text:list-item>
          <text:p text:style-name="P3">Главы (обычно от 2 до 5).</text:p>
        </text:list-item>
      </text:list>
      <text:p text:style-name="P8">Каждая глава завершается разделом «Выводы и результаты по главе». Этот раздел содержит краткое изложение результатов главы и позволяет плавно перейти к следующей главе.</text:p>
      <text:list xml:id="list150214005651949" text:continue-numbering="true" text:style-name="WWNum1">
        <text:list-item>
          <text:p text:style-name="P3">Заключение (краткий обзор результатов, перспективы дальнейшей деятельности).</text:p>
        </text:list-item>
        <text:list-item>
          <text:p text:style-name="P7">Библиографический список (список источников), оформленный в соответствии с ГОСТ Р 7.0.5-2008.</text:p>
        </text:list-item>
        <text:list-item>
          <text:p text:style-name="P7">Приложения (при необходимости).</text:p>
        </text:list-item>
      </text:list>
      <text:p text:style-name="P10"><text:s/></text:p>
      <text:p text:style-name="P8">Приложения должны быть пронумерованы и перечислены в содержании ВКР. Стандартные приложения – терминологический словарь (глоссарий) предметной области; список сокращений; исходные данные для экспериментов; протоколы экспериментов; дополнительные визуальные образы, порождаемые программными средствами.</text:p>
      <text:p text:style-name="P8">Включать в приложения исходный код всех разработанных в ходе ВКР программ не рекомендуется, т.к. это воспринимается как искусственный способ увеличить объём работы. Можно включать ключевые фрагменты кода, если они необходимы для демонстрации оригинальных решений или особенностей работы.</text:p>
      <text:h text:style-name="P5" text:outline-level="2"><text:bookmark text:name="_7ajci74rik0e"/><text:span text:style-name="T1">2.2.</text:span><text:span text:style-name="T3"> </text:span><text:span text:style-name="T1">Базовые требования к оформлению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№</text:p>
          </table:table-cell>
          <table:table-cell table:style-name="Table1.B1" office:value-type="string">
            <text:p text:style-name="P11">Область</text:p>
          </table:table-cell>
          <table:table-cell table:style-name="Table1.B1" office:value-type="string">
            <text:p text:style-name="P11">Требования и рекомендации</text:p>
          </table:table-cell>
        </table:table-row>
        <table:table-row table:style-name="Table1.1"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9">Шрифт</text:p>
          </table:table-cell>
          <table:table-cell table:style-name="Table1.B2" office:value-type="string">
            <text:p text:style-name="P2"><text:span text:style-name="T2">В</text:span><text:span text:style-name="T5"> </text:span><text:span text:style-name="T2">идеале</text:span><text:span text:style-name="T5">: Times New Roman, 14. </text:span><text:span text:style-name="T2">Отступления возможны.</text:span></text:p>
          </table:table-cell>
        </table:table-row>
        <table:table-row table:style-name="Table1.1"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9">Абзац</text:p>
          </table:table-cell>
          <table:table-cell table:style-name="Table1.B2" office:value-type="string">
            <text:p text:style-name="P2"><text:span text:style-name="T2">Межстрочный интервал – </text:span><text:span text:style-name="T4">1,3</text:span><text:span text:style-name="T2">-</text:span><text:span text:style-name="T4">1,5</text:span><text:span text:style-name="T2">. Красная строка абзаца обязательна, стандартный отступ – </text:span><text:span text:style-name="T4">1</text:span><text:span text:style-name="T2"> см. Выравнивание текста </text:span><text:span text:style-name="T6">по ширине</text:span><text:span text:style-name="T2">.</text:span></text:p>
          </table:table-cell>
        </table:table-row>
        <table:table-row table:style-name="Table1.1">
          <table:table-cell table:style-name="Table1.A2" office:value-type="string">
            <text:p text:style-name="P9">3</text:p>
          </table:table-cell>
          <table:table-cell table:style-name="Table1.B2" office:value-type="string">
            <text:p text:style-name="P9">Страница</text:p>
          </table:table-cell>
          <table:table-cell table:style-name="Table1.B2" office:value-type="string">
            <text:p text:style-name="P2"><text:span text:style-name="T2">Левое поле не менее </text:span><text:span text:style-name="T4">2</text:span><text:span text:style-name="T2"> см. Страницы </text:span><text:span text:style-name="T7">нумеруются</text:span><text:span text:style-name="T2">, причём номер на первой (титульной) странице не ставится.</text:span></text:p>
          </table:table-cell>
        </table:table-row>
        <table:table-row table:style-name="Table1.1"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9">Структура</text:p>
          </table:table-cell>
          <table:table-cell table:style-name="Table1.B2" office:value-type="string">
            <text:p text:style-name="P2"><text:span text:style-name="T2">Нумерация всех объектов (разделов, рисунков, таблиц, источников, сносок) </text:span><text:span text:style-name="T7">обязательна</text:span><text:span text:style-name="T2">. Нумерация объектов внутри глав производится с указанием главы через точку (то есть </text:span><text:span text:style-name="T4">2.3</text:span><text:span text:style-name="T2"> – это номер 3-го объекта данного типа во 2-й главе).</text:span></text:p>
          </table:table-cell>
        </table:table-row>
        <table:table-row table:style-name="Table1.1">
          <table:table-cell table:style-name="Table1.A2" office:value-type="string">
            <text:p text:style-name="P9">5</text:p>
          </table:table-cell>
          <table:table-cell table:style-name="Table1.B2" office:value-type="string">
            <text:p text:style-name="P9">Заголовки разделов</text:p>
          </table:table-cell>
          <table:table-cell table:style-name="Table1.B2" office:value-type="string">
            <text:p text:style-name="P9">В заголовках разделов не должно быть сокращений и аббревиатур (кроме общепринятых). Это позволяет «читать» содержание.</text:p>
          </table:table-cell>
        </table:table-row>
        <table:table-row table:style-name="Table1.1">
          <table:table-cell table:style-name="Table1.A2" office:value-type="string">
            <text:p text:style-name="P9">6</text:p>
          </table:table-cell>
          <table:table-cell table:style-name="Table1.B2" office:value-type="string">
            <text:p text:style-name="P2"><text:span text:style-name="T2">Рисунки, <text:s/>таблицы и </text:span><text:soft-page-break/><text:span text:style-name="T2">др.</text:span></text:p>
          </table:table-cell>
          <table:table-cell table:style-name="Table1.B2" office:value-type="string">
            <text:p text:style-name="P2"><text:span text:style-name="T2">Рисунки и таблицы выравниваются по центру. Рисунки подписываются снизу с выравниванием </text:span><text:span text:style-name="T7">по центру</text:span><text:span text:style-name="T2">, таблицы – </text:span><text:soft-page-break/><text:span text:style-name="T2">сверху с выравниванием </text:span><text:span text:style-name="T7">по правому краю</text:span><text:span text:style-name="T2">. Если рисунок/таблица занимает более одной страницы, то подписи </text:span><text:span text:style-name="T7">повторяются</text:span><text:span text:style-name="T2"> на каждой странице с добавлением к подписи текста «(продолжение)». Пример рисунка:</text:span></text:p>
            <text:p text:style-name="P9">&lt; Рисунок &gt;</text:p>
            <text:p text:style-name="P11">Рис. 2.3. Пример визуализации полученных данных</text:p>
            <text:p text:style-name="P9">Пример таблицы:</text:p>
            <text:p text:style-name="P9">Таблица 2.3. Объёмные характеристики программных модулей</text:p>
            <text:p text:style-name="P9">&lt; Таблица &gt;</text:p>
            <text:p text:style-name="P9">Здесь 2 – номер главы, 3 – номер рисунка/таблицы во второй главе.</text:p>
          </table:table-cell>
        </table:table-row>
        <table:table-row table:style-name="Table1.1">
          <table:table-cell table:style-name="Table1.A2" office:value-type="string">
            <text:p text:style-name="P9">7</text:p>
          </table:table-cell>
          <table:table-cell table:style-name="Table1.B2" office:value-type="string">
            <text:p text:style-name="P9">Формулы</text:p>
          </table:table-cell>
          <table:table-cell table:style-name="Table1.B2" office:value-type="string">
            <text:p text:style-name="P2"><text:span text:style-name="T2">Математические формулы могут быть не выделены из текста. Если же они выделены, то выравниваются </text:span><text:span text:style-name="T7">по центру</text:span><text:span text:style-name="T2">, а их номера выравниваются </text:span><text:span text:style-name="T7">по правому краю</text:span><text:span text:style-name="T2">. При наличии хотя бы одного нового символа в формуле (по сравнению с предыдущими формулами </text:span><text:span text:style-name="T7">данного раздела</text:span><text:span text:style-name="T2">) обязательна </text:span><text:span text:style-name="T7">легенда</text:span><text:span text:style-name="T2"> (описание всех используемых обозначений).</text:span></text:p>
          </table:table-cell>
        </table:table-row>
        <table:table-row table:style-name="Table1.1">
          <table:table-cell table:style-name="Table1.A2" office:value-type="string">
            <text:p text:style-name="P9">8</text:p>
          </table:table-cell>
          <table:table-cell table:style-name="Table1.B2" office:value-type="string">
            <text:p text:style-name="P9">Ссылки</text:p>
          </table:table-cell>
          <table:table-cell table:style-name="Table1.B2" office:value-type="string">
            <text:p text:style-name="P2"><text:span text:style-name="T2">Ссылки оформляются в соответствии с требованиями ГОСТ Р 7.0.5-2008. В распространённых средствах подготовки электронных текстов (</text:span><text:span text:style-name="T7">Word</text:span><text:span text:style-name="T2">, </text:span><text:span text:style-name="T7">TeX</text:span><text:span text:style-name="T2">) рекомендуется пользоваться механизмами перекрёстных ссылок, цитирования и т.п.</text:span></text:p>
          </table:table-cell>
        </table:table-row>
        <table:table-row table:style-name="Table1.10">
          <table:table-cell table:style-name="Table1.A2" office:value-type="string">
            <text:p text:style-name="P9">9</text:p>
          </table:table-cell>
          <table:table-cell table:style-name="Table1.B2" office:value-type="string">
            <text:p text:style-name="P9">Переплёт</text:p>
          </table:table-cell>
          <table:table-cell table:style-name="Table1.B2" office:value-type="string">
            <text:p text:style-name="P9">Бумажный вариант текста ВКР должен быть неразъёмно переплетён (сброшюрован).Твердый или пружинный переплет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0T11:14:00</meta:creation-date>
    <meta:initial-creator>Пользователь Windows</meta:initial-creator>
    <dc:language>en-US</dc:language>
    <dc:creator>Пользователь Windows</dc:creator>
    <dc:date>2018-07-10T11:14:00</dc:date>
    <meta:editing-cycles>2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2" meta:paragraph-count="52" meta:word-count="438" meta:character-count="3261" meta:non-whitespace-character-count="2871"/>
    <meta:user-defined meta:name="AppVersion">14.0000</meta:user-defined>
    <meta:user-defined meta:name="Company">НИУ ВШЭ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